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Heading_20_3">
      <style:paragraph-properties fo:text-align="start" style:justify-single-word="false" style:writing-mode="lr-tb"/>
    </style:style>
    <style:style style:name="P2" style:family="paragraph" style:parent-style-name="Preformatted_20_Text">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Standard">
      <style:paragraph-properties fo:text-align="start" style:justify-single-word="false" style:writing-mode="lr-tb"/>
      <style:text-properties officeooo:rsid="0005ae20" officeooo:paragraph-rsid="0005ae20"/>
    </style:style>
    <style:style style:name="P5" style:family="paragraph" style:parent-style-name="Text_20_body">
      <style:paragraph-properties fo:text-align="start" style:justify-single-word="false"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محمد رئوف اعرابی </text:p>
      <text:p text:style-name="P4">9933523</text:p>
      <text:p text:style-name="P4"/>
      <text:p text:style-name="P4"/>
      <text:p text:style-name="P4"/>
      <text:p text:style-name="P4">The system call table in a Linux kernel is a data structure that maps system call numbers to the corresponding kernel functions that implement these system calls. You can find the system call table in the Linux kernel source code. For example, in x86 architecture, the table can be located in a file like arch/x86/entry/syscalls/syscall_64.tbl.</text:p>
      <text:p text:style-name="P4"/>
      <text:p text:style-name="P4">To demonstrate, here are two sample code snippets that show the interface for system calls:</text:p>
      <text:p text:style-name="P4"/>
      <text:p text:style-name="P4">Sample 1: open System Call Interface</text:p>
      <text:p text:style-name="P4"/>
      <text:p text:style-name="P4">#include &lt;fcntl.h&gt;</text:p>
      <text:p text:style-name="P4">#include &lt;unistd.h&gt;</text:p>
      <text:p text:style-name="P4"/>
      <text:p text:style-name="P4">int main() {</text:p>
      <text:p text:style-name="P4">    int fd = open("/path/to/file", O_RDONLY);</text:p>
      <text:p text:style-name="P4">    if (fd == -1) {</text:p>
      <text:p text:style-name="P4">        // Handle error</text:p>
      <text:p text:style-name="P4">    }</text:p>
      <text:p text:style-name="P4">    // Use the file descriptor 'fd'</text:p>
      <text:p text:style-name="P4">    close(fd);</text:p>
      <text:p text:style-name="P4">    return 0;</text:p>
      <text:p text:style-name="P4">}</text:p>
      <text:p text:style-name="P4"/>
      <text:p text:style-name="P4"/>
      <text:p text:style-name="P4">SYSCALL_DEFINE3(open, const char __user *, filename, int, flags, umode_t, mode)</text:p>
      <text:p text:style-name="P4">{</text:p>
      <text:p text:style-name="P4">    int fd = do_sys_open(AT_FDCWD, filename, flags, mode);</text:p>
      <text:p text:style-name="P4">    return fd;</text:p>
      <text:p text:style-name="P4">}</text:p>
      <text:p text:style-name="P4"/>
      <text:p text:style-name="P4">Sample 2: write System Call Interface</text:p>
      <text:p text:style-name="P4"/>
      <text:p text:style-name="P4">#include &lt;unistd.h&gt;</text:p>
      <text:p text:style-name="P4"/>
      <text:p text:style-name="P4">int main() {</text:p>
      <text:p text:style-name="P4">    const char *message = "Hello, world!";</text:p>
      <text:p text:style-name="P4">    int bytes_written = write(1, message, 13); // Writing to stdout (file descriptor 1)</text:p>
      <text:p text:style-name="P4">    if (bytes_written == -1) {</text:p>
      <text:p text:style-name="P4">        // Handle error</text:p>
      <text:p text:style-name="P4">    }</text:p>
      <text:p text:style-name="P4">    return 0;</text:p>
      <text:p text:style-name="P4">}</text:p>
      <text:p text:style-name="P4"/>
      <text:p text:style-name="P4"/>
      <text:p text:style-name="P4">SYSCALL_DEFINE3(write, unsigned int, fd, const char __user *, buf, size_t, count)</text:p>
      <text:p text:style-name="P4">{</text:p>
      <text:p text:style-name="P4">    return ksys_write(fd, buf, count);</text:p>
      <text:p text:style-name="P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23:13:39.085083424</meta:creation-date>
    <dc:date>2024-10-02T23:33:27.855176953</dc:date>
    <meta:editing-duration>PT9M37S</meta:editing-duration>
    <meta:editing-cycles>4</meta:editing-cycles>
    <meta:generator>LibreOffice/7.3.7.2$Linux_X86_64 LibreOffice_project/30$Build-2</meta:generator>
    <meta:document-statistic meta:table-count="0" meta:image-count="0" meta:object-count="0" meta:page-count="2" meta:paragraph-count="35" meta:word-count="191" meta:character-count="1242" meta:non-whitespace-character-count="1013"/>
  </office:meta>
</office:document-meta>
</file>